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d6f" officeooo:paragraph-rsid="001c9d6f"/>
    </style:style>
    <style:style style:name="P2" style:family="paragraph" style:parent-style-name="Standard">
      <style:text-properties officeooo:rsid="00217447" officeooo:paragraph-rsid="00217447"/>
    </style:style>
    <style:style style:name="P3" style:family="paragraph" style:parent-style-name="Standard">
      <style:text-properties officeooo:rsid="001d7ae7" officeooo:paragraph-rsid="0020c33e"/>
    </style:style>
    <style:style style:name="P4" style:family="paragraph" style:parent-style-name="Standard">
      <style:text-properties officeooo:rsid="001d7ae7" officeooo:paragraph-rsid="001d7ae7"/>
    </style:style>
    <style:style style:name="P5" style:family="paragraph" style:parent-style-name="Standard">
      <style:text-properties officeooo:rsid="001d7ae7" officeooo:paragraph-rsid="001ee038"/>
    </style:style>
    <style:style style:name="P6" style:family="paragraph" style:parent-style-name="Standard">
      <style:text-properties fo:font-weight="bold" officeooo:rsid="0021e481" officeooo:paragraph-rsid="0021e481" style:font-weight-asian="bold" style:font-weight-complex="bold"/>
    </style:style>
    <style:style style:name="P7" style:family="paragraph" style:parent-style-name="Standard">
      <style:text-properties fo:font-weight="normal" officeooo:rsid="0021e481" officeooo:paragraph-rsid="0021e48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text-properties fo:font-weight="bold" officeooo:rsid="00240734" officeooo:paragraph-rsid="00240734" style:font-weight-asian="bold" style:font-weight-complex="bold"/>
    </style:style>
    <style:style style:name="P10" style:family="paragraph" style:parent-style-name="Standard">
      <style:text-properties fo:font-weight="bold" officeooo:rsid="0026a5b4" officeooo:paragraph-rsid="0026a5b4" style:font-weight-asian="bold" style:font-weight-complex="bold"/>
    </style:style>
    <style:style style:name="T1" style:family="text">
      <style:text-properties officeooo:rsid="001fe86f"/>
    </style:style>
    <style:style style:name="T2" style:family="text">
      <style:text-properties officeooo:rsid="001ee038"/>
    </style:style>
    <style:style style:name="T3" style:family="text">
      <style:text-properties fo:font-weight="bold" officeooo:rsid="001ee038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officeooo:rsid="00240734"/>
    </style:style>
    <style:style style:name="T8" style:family="text">
      <style:text-properties officeooo:rsid="0027d0d0"/>
    </style:style>
    <style:style style:name="T9" style:family="text">
      <style:text-properties officeooo:rsid="00283f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 de math du 10.09.2025</text:p>
      <text:p text:style-name="P1"/>
      <text:p text:style-name="P2">Exercice 1.28</text:p>
      <text:p text:style-name="P2">Notes de mémoires</text:p>
      <text:p text:style-name="P2"/>
      <text:p text:style-name="P3">i)<text:span text:style-name="T1">La consigne dit « Donner l’ensemble R en excluant l’ensemble -3 à 7. »</text:span></text:p>
      <text:p text:style-name="P3"><text:tab/></text:p>
      <text:p text:style-name="P3"><text:tab/>R = Tous les nombre de – infini à + infini.</text:p>
      <text:p text:style-name="P4"><text:tab/>R / [-3 ; 7] signifie qu’on enlève a TOUS LES NOMBRES RÉELS -3 à 7. </text:p>
      <text:p text:style-name="P5"><text:tab/>On peut donc noter :</text:p>
      <text:p text:style-name="P5"/>
      <text:p text:style-name="P5"><text:span text:style-name="T2"><text:tab/><text:tab/><text:tab/><text:tab/></text:span><text:span text:style-name="T3">]</text:span><text:span text:style-name="T4">-Inf ; -3 [ u ]7 ; + inf [</text:span></text:p>
      <text:p text:style-name="P6">1.31</text:p>
      <text:p text:style-name="P6"/>
      <text:p text:style-name="P6">Priorité des opérations</text:p>
      <text:p text:style-name="P7"/>
      <text:p text:style-name="P7">On suit <text:s/>l’ordre habituel :</text:p>
      <text:p text:style-name="P7"/>
      <text:p text:style-name="P8" loext:marker-style-name="T5"><text:span text:style-name="T6">La consigne dit « Donner l’ensemble R en excluant l’ensemble -3 à 7. </text:span><text:span text:style-name="T5">»</text:span></text:p>
      <text:p text:style-name="P7"/>
      <text:p text:style-name="P9">1. Puissance et racines</text:p>
      <text:p text:style-name="P9"/>
      <text:p text:style-name="P6"><text:span text:style-name="T7">2</text:span>. Multiplication et division</text:p>
      <text:p text:style-name="P6"/>
      <text:p text:style-name="P6"><text:span text:style-name="T7">3</text:span>. Addition <text:span text:style-name="T7">et soustractions.</text:span></text:p>
      <text:p text:style-name="P6"/>
      <text:p text:style-name="P10">Erreur commune : La parenthèse peut être source d’erreur, lorsqu’elle entour une puissance</text:p>
      <text:p text:style-name="P10"/>
      <text:p text:style-name="P10">(-3)² et -3² ne sont pas pareil</text:p>
      <text:p text:style-name="P10">-3² = -(3²) donc on calcule d’abord 3² puis on le met au négatif (-)</text:p>
      <text:p text:style-name="P10"/>
      <text:p text:style-name="P10">(-3)² = (-3) * (-3) = +9 <text:span text:style-name="T8">règles des signes.</text:span></text:p>
      <text:p text:style-name="P10"/>
      <text:p text:style-name="P10">-3² = - (3 * 3) = -(<text:span text:style-name="T9">+</text:span>9) = -9 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08:00:33.731103945</meta:creation-date>
    <dc:date>2025-09-10T08:42:21.293893960</dc:date>
    <meta:editing-duration>PT21M1S</meta:editing-duration>
    <meta:editing-cycles>14</meta:editing-cycles>
    <meta:generator>LibreOffice/25.2.3.2$Linux_X86_64 LibreOffice_project/520$Build-2</meta:generator>
    <meta:document-statistic meta:table-count="0" meta:image-count="0" meta:object-count="0" meta:page-count="1" meta:paragraph-count="21" meta:word-count="163" meta:character-count="761" meta:non-whitespace-character-count="614"/>
  </office:meta>
</office:document-meta>
</file>